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700001A01000001784D85F545.wmf"/>
  <manifest:file-entry manifest:media-type="image/png" manifest:full-path="Pictures/100000000000032000000258EC8EC29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OOoLatexArgs="28§text§a Relation R on set S $\vert$ x R y $\Rightarrow$ y R x $ \forall x, y \in $ S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sunrise-subtitle">
      <style:graphic-properties draw:fill-color="#ffffff" draw:auto-grow-height="true" fo:min-height="3.863cm"/>
    </style:style>
    <style:style style:name="pr2" style:family="presentation" style:parent-style-name="lyt-sunrise-notes">
      <style:graphic-properties draw:fill-color="#ffffff" draw:auto-grow-height="true" fo:min-height="13.365cm"/>
    </style:style>
    <style:style style:name="pr3" style:family="presentation" style:parent-style-name="lyt-sunrise-notes">
      <style:graphic-properties draw:fill-color="#ffffff" fo:min-height="13.114cm"/>
    </style:style>
    <style:style style:name="pr4" style:family="presentation" style:parent-style-name="lyt-sunrise-subtitle">
      <style:graphic-properties draw:fill-color="#ffffff" fo:min-height="16.312cm"/>
    </style:style>
    <style:style style:name="pr5" style:family="presentation" style:parent-style-name="lyt-sunrise-subtitle">
      <style:graphic-properties draw:fill-color="#ffffff" fo:min-height="6.875cm"/>
    </style:style>
    <style:style style:name="pr6" style:family="presentation" style:parent-style-name="lyt-sunrise-title">
      <style:graphic-properties draw:auto-grow-height="true" fo:min-height="3.507cm"/>
    </style:style>
    <style:style style:name="pr7" style:family="presentation" style:parent-style-name="lyt-sunrise-outline1">
      <style:graphic-properties fo:min-height="12.336cm"/>
    </style:style>
    <style:style style:name="pr8" style:family="presentation" style:parent-style-name="lyt-sunrise-outline1" style:list-style-name="L3">
      <style:graphic-properties draw:auto-grow-height="true" fo:min-height="1.436cm"/>
    </style:style>
    <style:style style:name="pr9" style:family="presentation" style:parent-style-name="lyt-sunrise-title">
      <style:graphic-properties fo:min-height="3.256cm"/>
    </style:style>
    <style:style style:name="pr10" style:family="presentation" style:parent-style-name="lyt-sunrise-outline1">
      <style:graphic-properties draw:auto-grow-height="true" fo:min-height="12.587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family="Thorndale" style:font-family-generic="roman" fo:font-size="32pt" style:font-size-asian="32pt" style:font-size-complex="32pt"/>
    </style:style>
    <style:style style:name="P5" style:family="paragraph">
      <style:text-properties fo:font-family="Thorndale" style:font-family-generic="roman" fo:font-size="32pt" style:font-size-asian="32pt" style:font-size-complex="32pt"/>
    </style:style>
    <style:style style:name="P6" style:family="paragraph">
      <style:paragraph-properties fo:text-align="start"/>
      <style:text-properties fo:font-family="Thorndale" style:font-family-generic="roman" fo:font-size="32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Thorndale" style:font-family-generic="roman" fo:font-size="32pt" style:font-size-asian="32pt" style:font-size-complex="32pt"/>
    </style:style>
    <style:style style:name="T8" style:family="text">
      <style:text-properties fo:font-family="Thorndale" style:font-family-generic="roman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8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8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8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8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8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8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8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6.353cm" svg:height="3.863cm" svg:x="0.952cm" svg:y="1.905cm" presentation:class="subtitle" presentation:user-transformed="true">
          <draw:text-box>
            <text:p><text:span text:style-name="T1">Public-Key</text:span></text:p>
          </draw:text-box>
        </draw:frame>
        <draw:frame draw:style-name="gr1" draw:layer="layout" svg:width="17.145cm" svg:height="3.247cm" svg:x="5.715cm" svg:y="14.215cm">
          <draw:text-box>
            <text:p text:style-name="P1"><text:span text:style-name="T2">And you!</text:span></text:p>
            <text:p text:style-name="P1"><text:span text:style-name="T2"/></text:p>
            <text:p text:style-name="P1"><text:span text:style-name="T3">Sean P Madden</text:span></text:p>
            <text:p text:style-name="P1"><text:span text:style-name="T3">(Emphasize the 'P')</text:span></text:p>
          </draw:text-box>
        </draw:frame>
        <draw:frame draw:style-name="gr1" draw:layer="layout" svg:width="26.035cm" svg:height="4.501cm" svg:x="0.952cm" svg:y="6.19cm">
          <draw:text-box>
            <text:p text:style-name="P1"><text:span text:style-name="T1">Symmetric </text:span></text:p>
            <text:p text:style-name="P1"><text:span text:style-name="T1">Cryptography</text:span></text:p>
          </draw:text-box>
        </draw:frame>
        <draw:frame draw:style-name="gr1" draw:layer="layout" svg:width="1.905cm" svg:height="0.962cm" svg:x="13.017cm" svg:y="5.07cm">
          <draw:text-box>
            <text:p>an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>
        <office:forms form:automatic-focus="false" form:apply-design-mode="false"/>
        <draw:frame draw:style-name="gr3" draw:text-style-name="P3" draw:id="id1" draw:layer="layout" svg:width="2.945cm" svg:height="1.517cm" svg:x="3.81cm" svg:y="6.103cm">
          <draw:text-box>
            <text:p><text:span text:style-name="T4">Alice</text:span></text:p>
          </draw:text-box>
        </draw:frame>
        <draw:frame draw:style-name="gr4" draw:text-style-name="P3" draw:id="id2" draw:layer="layout" svg:width="2.627cm" svg:height="1.517cm" svg:x="20.233cm" svg:y="6.103cm">
          <draw:text-box>
            <text:p><text:span text:style-name="T4">Bob</text:span></text:p>
          </draw:text-box>
        </draw:frame>
        <draw:frame draw:style-name="gr5" draw:text-style-name="P3" draw:id="id7" draw:layer="layout" svg:width="2.54cm" svg:height="1.517cm" svg:x="12.065cm" svg:y="13.723cm">
          <draw:text-box>
            <text:p><text:span text:style-name="T4">Eve</text:span></text:p>
          </draw:text-box>
        </draw:frame>
        <draw:frame draw:style-name="gr3" draw:id="id3" draw:layer="layout" svg:width="5.366cm" svg:height="3.095cm" svg:x="6.667cm" svg:y="2.54cm">
          <draw:text-box>
            <text:p>To: Bob</text:p>
            <text:p>From: Alice</text:p>
            <text:p>The attack starts </text:p>
            <text:p>at noon</text:p>
          </draw:text-box>
        </draw:frame>
        <draw:frame draw:style-name="gr3" draw:id="id5" draw:layer="layout" svg:width="4.761cm" svg:height="3.095cm" svg:x="17.78cm" svg:y="8.017cm">
          <draw:text-box>
            <text:p>To: Alice</text:p>
            <text:p>From: Bob</text:p>
            <text:p>We attack from</text:p>
            <text:p>the south</text:p>
          </draw:text-box>
        </draw:frame>
        <draw:polyline draw:style-name="gr6" draw:text-style-name="P1" draw:id="id4" draw:layer="layout" svg:width="11.746cm" svg:height="0cm" svg:x="7.62cm" svg:y="6.032cm" svg:viewBox="0 0 11747 0" draw:points="0,0 11747,0">
          <text:p text:style-name="P1"/>
        </draw:polyline>
        <draw:polyline draw:style-name="gr6" draw:text-style-name="P1" draw:id="id6" draw:layer="layout" svg:width="13.334cm" svg:height="0.079cm" svg:x="6.985cm" svg:y="7.937cm" svg:viewBox="0 0 13335 80" draw:points="13335,80 0,0">
          <text:p/>
        </draw:polyline>
        <draw:polyline draw:style-name="gr6" draw:text-style-name="P1" draw:id="id8" draw:layer="layout" svg:width="5.079cm" svg:height="7.69cm" svg:x="7.62cm" svg:y="6.032cm" svg:viewBox="0 0 5080 7691" draw:points="0,0 5080,7691">
          <text:p/>
        </draw:polyline>
        <draw:polyline draw:style-name="gr6" draw:text-style-name="P1" draw:id="id9" draw:layer="layout" svg:width="6.032cm" svg:height="2.61cm" svg:x="13.652cm" svg:y="11.112cm" svg:viewBox="0 0 6033 2611" draw:points="6033,0 0,261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office:forms form:automatic-focus="false" form:apply-design-mode="false"/>
        <draw:frame presentation:style-name="pr4" draw:layer="layout" svg:width="25.199cm" svg:height="16.312cm" svg:x="1.4cm" svg:y="1.062cm" presentation:class="subtitle">
          <draw:text-box>
            <text:p><text:span text:style-name="T5">So how do we solve this problem?</text:span></text:p>
            <text:p/>
            <text:p><text:span text:style-name="T6">(This is known as the Byzantine Generals problem if you've taken Distributed Systems befor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office:forms form:automatic-focus="false" form:apply-design-mode="false"/>
        <draw:frame presentation:style-name="pr5" draw:layer="layout" svg:width="25.199cm" svg:height="6.875cm" svg:x="1.471cm" svg:y="5.507cm" presentation:class="subtitle" presentation:user-transformed="true">
          <draw:text-box>
            <text:p>Why, using PKC of course!</text:p>
            <text:p/>
          </draw:text-box>
        </draw:frame>
        <draw:frame draw:style-name="gr1" draw:text-style-name="P4" draw:id="id10" draw:layer="layout" svg:width="11.112cm" svg:height="1.505cm" svg:x="9.525cm" svg:y="11.747cm">
          <draw:text-box>
            <text:p><text:span text:style-name="T7">So what is it reall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507cm" svg:x="1.4cm" svg:y="0.937cm" presentation:class="title">
          <draw:text-box>
            <text:p>First, some terminology</text:p>
          </draw:text-box>
        </draw:frame>
        <draw:frame presentation:style-name="pr7" draw:layer="layout" svg:width="25.199cm" svg:height="12.336cm" svg:x="1.4cm" svg:y="4.914cm" presentation:class="outline">
          <draw:text-box>
            <text:list text:style-name="L2">
              <text:list-item>
                <text:p>Plaintext </text:p>
                <text:list>
                  <text:list-item>
                    <text:p>Unencrypted text</text:p>
                  </text:list-item>
                </text:list>
              </text:list-item>
              <text:list-item>
                <text:p>Ciphertext</text:p>
                <text:list>
                  <text:list-item>
                    <text:p>Encrypted tex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507cm" svg:x="1.4cm" svg:y="0.937cm" presentation:class="title">
          <draw:text-box>
            <text:p>Symmetric Key Cryptography</text:p>
          </draw:text-box>
        </draw:frame>
        <draw:frame presentation:style-name="pr8" draw:id="id11" draw:layer="layout" svg:width="25.199cm" svg:height="1.436cm" svg:x="1.4cm" svg:y="4.914cm" presentation:class="outline" presentation:user-transformed="true">
          <draw:text-box>
            <text:list text:style-name="L3">
              <text:list-item>
                <text:p>Set theory definition of Symmetry:</text:p>
              </text:list-item>
            </text:list>
          </draw:text-box>
        </draw:frame>
        <draw:frame draw:style-name="gr7" draw:text-style-name="P1" draw:id="id12" draw:layer="layout" svg:width="21.059cm" svg:height="1.156cm" svg:x="3.492cm" svg:y="6.781cm">
          <draw:image xlink:href="Pictures/2000004700001A01000001784D85F545.wmf" xlink:type="simple" xlink:show="embed" xlink:actuate="onLoad">
            <text:p/>
          </draw:image>
        </draw:frame>
        <draw:frame draw:style-name="gr1" draw:text-style-name="P5" draw:id="id13" draw:layer="layout" svg:width="22.225cm" svg:height="1.505cm" svg:x="2.3cm" svg:y="10.079cm">
          <draw:text-box>
            <text:list text:style-name="L1">
              <text:list-header>
                <text:p text:style-name="P5"><text:span text:style-name="T8">So what's that mean anyway?</text:span></text:p>
              </text:list-header>
            </text:list>
          </draw:text-box>
        </draw:frame>
        <draw:frame draw:style-name="gr8" draw:text-style-name="P6" draw:id="id14" draw:layer="layout" svg:width="23.813cm" svg:height="3.81cm" svg:x="2.54cm" svg:y="12.382cm">
          <draw:text-box>
            <text:p text:style-name="P6"><text:span text:style-name="T8">Simply that you use the same key to both encrypt the plaintext and decrypt the cipher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office:forms form:automatic-focus="false" form:apply-design-mode="false"/>
        <draw:frame presentation:style-name="pr9" draw:layer="layout" svg:width="25.199cm" svg:height="3.256cm" svg:x="1.4cm" svg:y="1.062cm" presentation:class="title">
          <draw:text-box>
            <text:p>Why we don't use SKC</text:p>
          </draw:text-box>
        </draw:frame>
        <draw:frame presentation:style-name="pr10" draw:text-style-name="P7" draw:id="id15" draw:layer="layout" svg:width="25.199cm" svg:height="12.587cm" svg:x="1.4cm" svg:y="4.914cm" presentation:class="outline">
          <draw:text-box>
            <text:list text:style-name="L2">
              <text:list-item>
                <text:p text:style-name="P7">Security is only maintained through the secrecy of the key</text:p>
                <text:p text:style-name="P7"/>
              </text:list-item>
              <text:list-item>
                <text:p text:style-name="P7">The ciphertext is only as strong as the key itself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office:forms form:automatic-focus="false" form:apply-design-mode="false"/>
        <draw:frame presentation:style-name="pr4" draw:layer="layout" svg:width="25.199cm" svg:height="16.312cm" svg:x="1.4cm" svg:y="1.062cm" presentation:class="subtitle">
          <draw:text-box>
            <text:p>On to Public-Key Cryptograph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>
        <office:forms form:automatic-focus="false" form:apply-design-mode="false"/>
        <draw:g draw:id="id16">
          <draw:circle draw:style-name="gr9" draw:text-style-name="P1" draw:layer="layout" svg:width="1.588cm" svg:height="1.588cm" svg:x="4.98cm" svg:y="5.556cm">
            <text:p/>
          </draw:circle>
          <draw:line draw:style-name="gr9" draw:text-style-name="P1" draw:layer="layout" svg:x1="5.715cm" svg:y1="7.144cm" svg:x2="5.715cm" svg:y2="9.366cm">
            <text:p/>
          </draw:line>
          <draw:line draw:style-name="gr9" draw:text-style-name="P1" draw:layer="layout" svg:x1="5.715cm" svg:y1="9.366cm" svg:x2="5.08cm" svg:y2="10.318cm">
            <text:p/>
          </draw:line>
          <draw:line draw:style-name="gr9" draw:text-style-name="P1" draw:layer="layout" svg:x1="5.715cm" svg:y1="9.366cm" svg:x2="6.35cm" svg:y2="10.318cm">
            <text:p/>
          </draw:line>
          <draw:line draw:style-name="gr9" draw:text-style-name="P1" draw:layer="layout" svg:x1="5.715cm" svg:y1="7.778cm" svg:x2="6.985cm" svg:y2="6.191cm">
            <text:p/>
          </draw:line>
          <draw:line draw:style-name="gr9" draw:text-style-name="P1" draw:layer="layout" svg:x1="5.715cm" svg:y1="7.778cm" svg:x2="4.445cm" svg:y2="5.873cm">
            <text:p/>
          </draw:line>
        </draw:g>
        <draw:rect draw:style-name="gr10" draw:text-style-name="P8" draw:id="id18" draw:layer="layout" svg:width="7.62cm" svg:height="1.905cm" svg:x="3.175cm" svg:y="11.747cm">
          <text:p text:style-name="P1"><text:span text:style-name="T4">A.Private Key</text:span></text:p>
        </draw:rect>
        <draw:g draw:id="id19">
          <draw:custom-shape draw:style-name="gr11" draw:text-style-name="P1" draw:layer="layout" svg:width="0.762cm" svg:height="1.27cm" svg:x="2.792cm" svg:y="13.232cm">
            <text:p/>
            <draw:enhanced-geometry svg:viewBox="0 0 21600 21600" draw:type="block-arc" draw:modifiers="172.904054740219 8873.420800528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rect draw:style-name="gr12" draw:text-style-name="P1" draw:layer="layout" svg:width="1.27cm" svg:height="0.635cm" svg:x="2.538cm" svg:y="13.867cm">
            <text:p/>
          </draw:rect>
        </draw:g>
        <draw:frame draw:style-name="gr3" draw:id="id20" draw:layer="layout" svg:width="4.439cm" svg:height="0.962cm" svg:x="1.27cm" svg:y="14.595cm">
          <draw:text-box>
            <text:p>A.Passphrase</text:p>
          </draw:text-box>
        </draw:frame>
        <draw:rect draw:style-name="gr10" draw:text-style-name="P8" draw:id="id21" draw:layer="layout" svg:width="7.302cm" svg:height="1.905cm" svg:x="2.54cm" svg:y="2.54cm">
          <text:p text:style-name="P1"><text:span text:style-name="T4">A.Public Key</text:span></text:p>
        </draw:rect>
        <draw:custom-shape draw:style-name="gr13" draw:text-style-name="P1" draw:id="id17" draw:layer="layout" svg:width="2.222cm" svg:height="1.27cm" svg:x="7.302cm" svg:y="7.937cm">
          <text:p text:style-name="P1">Alice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0.502cm" svg:height="0.962cm" svg:x="6.667cm" svg:y="18.415cm">
          <draw:text-box>
            <text:p/>
          </draw:text-box>
        </draw:frame>
        <draw:g draw:id="id22">
          <draw:circle draw:style-name="gr9" draw:text-style-name="P1" draw:layer="layout" svg:width="1.588cm" svg:height="1.588cm" svg:x="20.22cm" svg:y="5.556cm">
            <text:p/>
          </draw:circle>
          <draw:line draw:style-name="gr9" draw:text-style-name="P1" draw:layer="layout" svg:x1="20.955cm" svg:y1="7.144cm" svg:x2="20.955cm" svg:y2="9.366cm">
            <text:p/>
          </draw:line>
          <draw:line draw:style-name="gr9" draw:text-style-name="P1" draw:layer="layout" svg:x1="20.955cm" svg:y1="9.366cm" svg:x2="20.32cm" svg:y2="10.318cm">
            <text:p/>
          </draw:line>
          <draw:line draw:style-name="gr9" draw:text-style-name="P1" draw:layer="layout" svg:x1="20.955cm" svg:y1="9.366cm" svg:x2="21.59cm" svg:y2="10.318cm">
            <text:p/>
          </draw:line>
          <draw:line draw:style-name="gr9" draw:text-style-name="P1" draw:layer="layout" svg:x1="20.955cm" svg:y1="7.778cm" svg:x2="22.225cm" svg:y2="6.191cm">
            <text:p/>
          </draw:line>
          <draw:line draw:style-name="gr9" draw:text-style-name="P1" draw:layer="layout" svg:x1="20.955cm" svg:y1="7.778cm" svg:x2="19.685cm" svg:y2="5.873cm">
            <text:p/>
          </draw:line>
        </draw:g>
        <draw:rect draw:style-name="gr10" draw:text-style-name="P8" draw:id="id23" draw:layer="layout" svg:width="6.985cm" svg:height="1.905cm" svg:x="18.415cm" svg:y="11.747cm">
          <text:p text:style-name="P1"><text:span text:style-name="T4">B.Private Key</text:span></text:p>
        </draw:rect>
        <draw:g draw:id="id24">
          <draw:custom-shape draw:style-name="gr11" draw:text-style-name="P1" draw:layer="layout" svg:width="0.762cm" svg:height="1.27cm" svg:x="18.032cm" svg:y="13.232cm">
            <text:p/>
            <draw:enhanced-geometry svg:viewBox="0 0 21600 21600" draw:type="block-arc" draw:modifiers="172.904054740219 8873.420800528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rect draw:style-name="gr12" draw:text-style-name="P1" draw:layer="layout" svg:width="1.27cm" svg:height="0.635cm" svg:x="17.778cm" svg:y="13.867cm">
            <text:p/>
          </draw:rect>
        </draw:g>
        <draw:frame draw:style-name="gr3" draw:id="id25" draw:layer="layout" svg:width="4.439cm" svg:height="0.962cm" svg:x="16.51cm" svg:y="14.595cm">
          <draw:text-box>
            <text:p>B.Passphrase</text:p>
          </draw:text-box>
        </draw:frame>
        <draw:rect draw:style-name="gr10" draw:text-style-name="P8" draw:id="id26" draw:layer="layout" svg:width="7.302cm" svg:height="1.905cm" svg:x="17.78cm" svg:y="2.54cm">
          <text:p text:style-name="P1"><text:span text:style-name="T4">B.Public Key</text:span></text:p>
        </draw:rect>
        <draw:custom-shape draw:style-name="gr13" draw:text-style-name="P1" draw:id="id27" draw:layer="layout" svg:width="2.222cm" svg:height="1.27cm" svg:x="17.78cm" svg:y="7.778cm">
          <text:p text:style-name="P1">Bob</text:p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>
        <office:forms form:automatic-focus="false" form:apply-design-mode="false"/>
        <draw:g>
          <draw:circle draw:style-name="gr9" draw:text-style-name="P1" draw:layer="layout" svg:width="1.588cm" svg:height="1.588cm" svg:x="4.98cm" svg:y="5.557cm">
            <text:p/>
          </draw:circle>
          <draw:line draw:style-name="gr9" draw:text-style-name="P1" draw:layer="layout" svg:x1="5.715cm" svg:y1="7.145cm" svg:x2="5.715cm" svg:y2="9.367cm">
            <text:p/>
          </draw:line>
          <draw:line draw:style-name="gr9" draw:text-style-name="P1" draw:layer="layout" svg:x1="5.715cm" svg:y1="9.367cm" svg:x2="5.08cm" svg:y2="10.319cm">
            <text:p/>
          </draw:line>
          <draw:line draw:style-name="gr9" draw:text-style-name="P1" draw:layer="layout" svg:x1="5.715cm" svg:y1="9.367cm" svg:x2="6.35cm" svg:y2="10.319cm">
            <text:p/>
          </draw:line>
          <draw:line draw:style-name="gr9" draw:text-style-name="P1" draw:layer="layout" svg:x1="5.715cm" svg:y1="7.779cm" svg:x2="6.985cm" svg:y2="6.192cm">
            <text:p/>
          </draw:line>
          <draw:line draw:style-name="gr9" draw:text-style-name="P1" draw:layer="layout" svg:x1="5.715cm" svg:y1="7.779cm" svg:x2="4.445cm" svg:y2="5.874cm">
            <text:p/>
          </draw:line>
        </draw:g>
        <draw:rect draw:style-name="gr10" draw:text-style-name="P8" draw:layer="layout" svg:width="7.62cm" svg:height="1.905cm" svg:x="3.175cm" svg:y="11.748cm">
          <text:p text:style-name="P1"><text:span text:style-name="T4">A.Private Key</text:span></text:p>
        </draw:rect>
        <draw:g>
          <draw:custom-shape draw:style-name="gr11" draw:text-style-name="P1" draw:layer="layout" svg:width="0.762cm" svg:height="1.27cm" svg:x="2.792cm" svg:y="13.233cm">
            <text:p/>
            <draw:enhanced-geometry svg:viewBox="0 0 21600 21600" draw:type="block-arc" draw:modifiers="172.904054740219 8873.420800528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rect draw:style-name="gr12" draw:text-style-name="P1" draw:layer="layout" svg:width="1.27cm" svg:height="0.635cm" svg:x="2.538cm" svg:y="13.868cm">
            <text:p/>
          </draw:rect>
        </draw:g>
        <draw:frame draw:style-name="gr3" draw:layer="layout" svg:width="4.439cm" svg:height="0.962cm" svg:x="1.27cm" svg:y="14.596cm">
          <draw:text-box>
            <text:p>A.Passphrase</text:p>
          </draw:text-box>
        </draw:frame>
        <draw:rect draw:style-name="gr10" draw:text-style-name="P8" draw:id="id29" draw:layer="layout" svg:width="7.302cm" svg:height="1.905cm" svg:x="2.54cm" svg:y="2.541cm">
          <text:p text:style-name="P1"><text:span text:style-name="T4">A.Public Key</text:span></text:p>
        </draw:rect>
        <draw:custom-shape draw:style-name="gr13" draw:text-style-name="P1" draw:layer="layout" svg:width="2.222cm" svg:height="1.27cm" svg:x="7.302cm" svg:y="7.938cm">
          <text:p text:style-name="P1">Alice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0.502cm" svg:height="0.962cm" svg:x="6.667cm" svg:y="18.416cm">
          <draw:text-box>
            <text:p/>
          </draw:text-box>
        </draw:frame>
        <draw:g>
          <draw:circle draw:style-name="gr9" draw:text-style-name="P1" draw:layer="layout" svg:width="1.588cm" svg:height="1.588cm" svg:x="20.22cm" svg:y="5.557cm">
            <text:p/>
          </draw:circle>
          <draw:line draw:style-name="gr9" draw:text-style-name="P1" draw:layer="layout" svg:x1="20.955cm" svg:y1="7.145cm" svg:x2="20.955cm" svg:y2="9.367cm">
            <text:p/>
          </draw:line>
          <draw:line draw:style-name="gr9" draw:text-style-name="P1" draw:layer="layout" svg:x1="20.955cm" svg:y1="9.367cm" svg:x2="20.32cm" svg:y2="10.319cm">
            <text:p/>
          </draw:line>
          <draw:line draw:style-name="gr9" draw:text-style-name="P1" draw:layer="layout" svg:x1="20.955cm" svg:y1="9.367cm" svg:x2="21.59cm" svg:y2="10.319cm">
            <text:p/>
          </draw:line>
          <draw:line draw:style-name="gr9" draw:text-style-name="P1" draw:layer="layout" svg:x1="20.955cm" svg:y1="7.779cm" svg:x2="22.225cm" svg:y2="6.192cm">
            <text:p/>
          </draw:line>
          <draw:line draw:style-name="gr9" draw:text-style-name="P1" draw:layer="layout" svg:x1="20.955cm" svg:y1="7.779cm" svg:x2="19.685cm" svg:y2="5.874cm">
            <text:p/>
          </draw:line>
        </draw:g>
        <draw:rect draw:style-name="gr10" draw:text-style-name="P8" draw:layer="layout" svg:width="6.985cm" svg:height="1.905cm" svg:x="18.415cm" svg:y="11.748cm">
          <text:p text:style-name="P1"><text:span text:style-name="T4">B.Private Key</text:span></text:p>
        </draw:rect>
        <draw:g>
          <draw:custom-shape draw:style-name="gr11" draw:text-style-name="P1" draw:layer="layout" svg:width="0.762cm" svg:height="1.27cm" svg:x="18.032cm" svg:y="13.233cm">
            <text:p/>
            <draw:enhanced-geometry svg:viewBox="0 0 21600 21600" draw:type="block-arc" draw:modifiers="172.904054740219 8873.420800528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rect draw:style-name="gr12" draw:text-style-name="P1" draw:layer="layout" svg:width="1.27cm" svg:height="0.635cm" svg:x="17.778cm" svg:y="13.868cm">
            <text:p/>
          </draw:rect>
        </draw:g>
        <draw:frame draw:style-name="gr3" draw:layer="layout" svg:width="4.439cm" svg:height="0.962cm" svg:x="16.51cm" svg:y="14.596cm">
          <draw:text-box>
            <text:p>B.Passphrase</text:p>
          </draw:text-box>
        </draw:frame>
        <draw:rect draw:style-name="gr10" draw:text-style-name="P8" draw:id="id28" draw:layer="layout" svg:width="7.302cm" svg:height="1.905cm" svg:x="17.78cm" svg:y="2.541cm">
          <text:p text:style-name="P1"><text:span text:style-name="T4">B.Public Key</text:span></text:p>
        </draw:rect>
        <draw:custom-shape draw:style-name="gr13" draw:text-style-name="P1" draw:layer="layout" svg:width="2.222cm" svg:height="1.27cm" svg:x="17.78cm" svg:y="7.779cm">
          <text:p text:style-name="P1">Bob</text:p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164285714285714 0.00971428571428572c-0.0105714285714286 0.0296190476190476-0.0344642857142857 0.0387142857142857-0.0525 0.0567619047619048-0.0139966733554742 0.0140059120837616-0.0313928571428572 0.02-0.0482857142857143 0.0227142857142857-0.0176406158717456 0.0028344329941917-0.0311071428571429 0.0148571428571429-0.0468571428571429 0.0227142857142857-0.0171476462389238 0.00855438134368078-0.0312142857142857 0.0256190476190476-0.044 0.0435238095238095-0.0116010662204562 0.0162458134036929-0.02775 0.0263809523809524-0.0454285714285714 0.0302857142857143-0.0182520165350948 0.0040314218340142-0.0281428571428572-0.0164761904761905-0.0425714285714286-0.0227142857142857-0.0146862420191838-0.00634949737463064-0.0306071428571428-0.0027142857142857-0.0454285714285714-0.00757142857142856-0.0143168133032783-0.00469177496203818-0.0284285714285714-0.00476190476190477-0.0426071428571428-0.0113333333333333-0.0155015351138378-0.00718459058172832-0.0327142857142857-0.0060952380952381-0.04825-0.0132380952380952-0.0193263678289829-0.00888568635815309-0.032-0.0329047619047619-0.0525357142857143-0.0397619047619048-0.0159647542065796-0.00533083966550138-0.0316071428571429-0.00847619047619048-0.0468571428571429-0.018952380952381-0.0176926224494988-0.0121541824789687-0.0273571428571429-0.0343333333333333-0.0411785714285714-0.0510952380952381l-0.0141785714285715-0.0151428571428571-0.00710714285714287-0.0189047619047619-0.00282142857142853-0.0113809523809524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-0.00957142857142857-0.00166666666666667c0.0266071428571429-0.0177619047619048 0.0525-0.0375238095238095 0.0808928571428572-0.0510952380952381 0.0243945700936648-0.0116602976548335 0.0477142857142857-0.00519047619047619 0.0724285714285714-0.0132380952380952 0.035215927836852-0.0114672289102659 0.0720714285714286-0.0276190476190476 0.107892857142857-0.018952380952381 0.0220705533690356 0.00533976831261479 0.0426428571428571 0.00733333333333334 0.0638571428571428 0.00947619047619049 0.0286790204039469 0.00289687074787343 0.0578214285714286 0.00699999999999999 0.0851785714285714 0.0189047619047619 0.0231377192598143 0.01006863327233 0.0463928571428572 0.00514285714285714 0.0695714285714286 0.00757142857142857 0.0210022322691447 0.00220054205593503 0.0438928571428572-0.00819047619047619 0.0624642857142857 0.0113809523809524l0.0283928571428571 0.0170476190476191 0.00285714285714289 0.00757142857142857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_3f_" draw:display-name="?" svg:viewBox="0 0 20 30" svg:d="m20 0h-20l10 30z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stroke-dash draw:name="_3f_" draw:display-name="?" draw:style="rect" draw:dots1="1" draw:dots1-length="0.08cm" draw:dots2="1" draw:dots2-length="0.08cm" draw:distance="0.08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Blue and Red Gradient</dc:title>
    <meta:creation-date>2010-02-08T21:43:00</meta:creation-date>
    <dc:language>en-US</dc:language>
    <meta:editing-cycles>16</meta:editing-cycles>
    <meta:editing-duration>PT07H31M26S</meta:editing-duration>
    <dc:date>2010-02-14T22:54:35</dc:date>
    <dc:description>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Blue and Red Gradient" xlink:href="/usr/lib/openoffice.org/basis3.1/share/template/en-US/layout/lyt-sunrise.otp" meta:date="2006-12-14T14:53:16"/>
  </office:meta>
</office:document-meta>
</file>